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fr1" style:family="graphic" style:parent-style-name="Labels">
      <style:graphic-properties style:vertical-pos="top" style:vertical-rel="baseli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2">BOARD18 is a tool for playing “18xx style” games via Email. BOARD18 is still many months away from being usable. But, I hope to make a testable version soon if I can get some help with the project. <text:s/>If you would like to know more about the BOARD18 Project <text:s/>or if you would like to help with BOARD18 <text:s/>then see the other side of this card.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-Select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3-05-24T17:08:19</dc:date>
    <dc:creator>Richard Price</dc:creator>
    <meta:editing-duration>P0D</meta:editing-duration>
    <meta:editing-cycles>1</meta:editing-cycles>
    <meta:generator>LibreOffice/3.5$Linux_x86 LibreOffice_project/350m1$Build-2</meta:generator>
    <meta:printed-by>Richard Price</meta:printed-by>
    <meta:print-date>2013-05-24T17:08:53</meta:print-date>
    <meta:document-statistic meta:table-count="0" meta:image-count="0" meta:object-count="0" meta:page-count="1" meta:paragraph-count="15" meta:word-count="660" meta:character-count="3390" meta:non-whitespace-character-count="2690"/>
  </office:meta>
</office:document-meta>
</file>